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4.262cm" fo:min-width="9.61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>
      <style:graphic-properties draw:stroke="none" draw:fill-color="#0084d1" draw:opacity="99%" draw:textarea-horizontal-align="justify" draw:textarea-vertical-align="middle" draw:auto-grow-height="false" fo:min-height="1.306cm" fo:min-width="6.854cm"/>
    </style:style>
    <style:style style:name="gr3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top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top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top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bottom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bottom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bottom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draw:stroke="solid" svg:stroke-color="#000000" draw:fill-color="#15975b" draw:textarea-horizontal-align="justify" draw:textarea-vertical-align="middle" draw:auto-grow-height="false" fo:min-height="0.75cm" fo:min-width="2.1cm"/>
    </style:style>
    <style:style style:name="gr10" style:family="graphic" style:parent-style-name="standard">
      <style:graphic-properties svg:stroke-color="#000000" draw:fill-color="#c5000b" draw:textarea-horizontal-align="justify" draw:textarea-vertical-align="middle" draw:auto-grow-height="false" fo:min-height="0.05cm" fo:min-width="0.7cm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0084d1" draw:opacity="99%"/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0f704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15975b"/>
      <style:paragraph-properties fo:text-align="center"/>
      <style:text-properties fo:color="#ffffff" fo:font-size="8pt" style:font-size-asian="8pt" style:font-size-complex="8pt"/>
    </style:style>
    <style:style style:name="P8" style:family="paragraph">
      <loext:graphic-properties draw:fill-color="#c5000b"/>
      <style:paragraph-properties fo:text-align="center"/>
      <style:text-properties fo:color="#ffffff" fo:font-size="8pt" style:font-size-asian="8pt" style:font-size-complex="8pt"/>
    </style:style>
    <style:style style:name="T1" style:family="text">
      <style:text-properties fo:color="#ffffff" fo:font-size="10pt" fo:language="en" fo:country="US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size="7pt" style:font-size-asian="1.29999995231628pt" style:font-size-complex="1.29999995231628pt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ffffff" fo:font-size="1pt" style:font-size-asian="1pt" style:font-size-complex="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4cm" svg:height="2.2cm" svg:x="0.1cm" svg:y="1.4cm">
          <text:p text:style-name="P2"><text:span text:style-name="T1">Physical Interconnection</text:span><text:span text:style-name="T2"> Me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5" draw:layer="layout" svg:width="2.6cm" svg:height="1cm" svg:x="0.4cm" svg:y="0.3cm">
            <text:p text:style-name="P4"><text:span text:style-name="T3">Hos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6cm" svg:height="1cm" svg:x="4cm" svg:y="0.3cm">
            <text:p text:style-name="P4"><text:span text:style-name="T3">Hos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6cm" svg:height="1cm" svg:x="7.6cm" svg:y="0.3cm">
            <text:p text:style-name="P4"><text:span text:style-name="T3">Ho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6cm" svg:height="1cm" svg:x="0.4cm" svg:y="3.7cm">
            <text:p text:style-name="P4"><text:span text:style-name="T3">H</text:span><text:span text:style-name="T3">o</text:span><text:span text:style-name="T3">s</text:span><text:span text:style-name="T3">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6cm" svg:height="1cm" svg:x="4cm" svg:y="3.7cm">
            <text:p text:style-name="P4"><text:span text:style-name="T3">Ho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6cm" svg:height="1cm" svg:x="7.6cm" svg:y="3.7cm">
            <text:p text:style-name="P4"><text:span text:style-name="T3">Ho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2.6cm" svg:height="1cm" svg:x="0.4cm" svg:y="1.2cm">
            <text:p text:style-name="P6"><text:span text:style-name="T4"/></text:p>
            <text:p text:style-name="P6"><text:span text:style-name="T5">Com</text:span><text:span text:style-name="T5">muni</text:span><text:span text:style-name="T5">catio</text:span><text:span text:style-name="T5">n</text:span><text:span text:style-name="T5"><text:line-break/></text:span><text:span text:style-name="T5">Cont</text:span><text:span text:style-name="T5">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4cm" svg:height="0.6cm" svg:x="0.5cm" svg:y="0.9cm">
            <text:p text:style-name="P6"><text:span text:style-name="T5">CNI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9" draw:text-style-name="P7" draw:layer="layout" svg:width="2.6cm" svg:height="1cm" svg:x="0.4cm" svg:y="2.8cm">
            <text:p text:style-name="P6"><text:span text:style-name="T5">Communication</text:span><text:span text:style-name="T5"><text:line-break/></text:span><text:span text:style-name="T5">Controller</text:span></text:p>
            <text:p text:style-name="P6"><text:span text:style-name="T6"/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4cm" svg:height="0.6cm" svg:x="0.5cm" svg:y="3.5cm">
            <text:p text:style-name="P6"><text:span text:style-name="T5">C</text:span><text:span text:style-name="T5">NI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9" draw:text-style-name="P7" draw:layer="layout" svg:width="2.6cm" svg:height="1cm" svg:x="4cm" svg:y="1.2cm">
            <text:p text:style-name="P6"><text:span text:style-name="T4"/></text:p>
            <text:p text:style-name="P6"><text:span text:style-name="T5">Communication</text:span><text:span text:style-name="T5"><text:line-break/></text:span><text:span text:style-name="T5">Cont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4cm" svg:height="0.6cm" svg:x="4.1cm" svg:y="0.9cm">
            <text:p text:style-name="P6"><text:span text:style-name="T5">CNI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9" draw:text-style-name="P7" draw:layer="layout" svg:width="2.6cm" svg:height="1cm" svg:x="7.6cm" svg:y="1.2cm">
            <text:p text:style-name="P6"><text:span text:style-name="T4"/></text:p>
            <text:p text:style-name="P6"><text:span text:style-name="T5">Communication</text:span><text:span text:style-name="T5"><text:line-break/></text:span><text:span text:style-name="T5">Controll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4cm" svg:height="0.6cm" svg:x="7.7cm" svg:y="0.9cm">
            <text:p text:style-name="P6"><text:span text:style-name="T5">CNI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9" draw:text-style-name="P7" draw:layer="layout" svg:width="2.6cm" svg:height="1cm" svg:x="4cm" svg:y="2.8cm">
            <text:p text:style-name="P6"><text:span text:style-name="T5">Communication</text:span><text:span text:style-name="T5"><text:line-break/></text:span><text:span text:style-name="T5">Controller</text:span></text:p>
            <text:p text:style-name="P6"><text:span text:style-name="T6"/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4cm" svg:height="0.6cm" svg:x="4.1cm" svg:y="3.5cm">
            <text:p text:style-name="P6"><text:span text:style-name="T5">CNI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9" draw:text-style-name="P7" draw:layer="layout" svg:width="2.6cm" svg:height="1cm" svg:x="7.6cm" svg:y="2.8cm">
            <text:p text:style-name="P6"><text:span text:style-name="T5">Communication</text:span><text:span text:style-name="T5"><text:line-break/></text:span><text:span text:style-name="T5">Controller</text:span></text:p>
            <text:p text:style-name="P6"><text:span text:style-name="T6"/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2.4cm" svg:height="0.6cm" svg:x="7.7cm" svg:y="3.5cm">
            <text:p text:style-name="P6"><text:span text:style-name="T5">C</text:span><text:span text:style-name="T5">NI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00:40:40.508294947</meta:creation-date>
    <dc:date>2016-08-12T16:00:48.133008003</dc:date>
    <meta:editing-duration>PT20M6S</meta:editing-duration>
    <meta:editing-cycles>3</meta:editing-cycles>
    <meta:generator>LibreOffice/5.1.4.2$Linux_X86_64 LibreOffice_project/10m0$Build-2</meta:generator>
    <meta:document-statistic meta:object-count="27"/>
  </office:meta>
</office:document-meta>
</file>